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05DF4A880174948BC16.png" manifest:media-type="image/png"/>
  <manifest:file-entry manifest:full-path="Pictures/1000020100000224000002E276FCC451D7A57AC5.png" manifest:media-type="image/png"/>
  <manifest:file-entry manifest:full-path="Pictures/1000000000000260000000F648D0B26164F7063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text-properties fo:font-weight="bold" officeooo:rsid="001c858f" officeooo:paragraph-rsid="001c858f" style:font-weight-asian="bold" style:font-weight-complex="bold"/>
    </style:style>
    <style:style style:name="P3" style:family="paragraph" style:parent-style-name="Standard">
      <style:text-properties fo:font-weight="bold" officeooo:rsid="0020b706" officeooo:paragraph-rsid="0020b706" style:font-weight-asian="bold" style:font-weight-complex="bold"/>
    </style:style>
    <style:style style:name="P4" style:family="paragraph" style:parent-style-name="Standard">
      <style:text-properties fo:font-weight="bold" officeooo:rsid="002372c0" officeooo:paragraph-rsid="002372c0" style:font-weight-asian="bold" style:font-weight-complex="bold"/>
    </style:style>
    <style:style style:name="P5" style:family="paragraph" style:parent-style-name="Standard">
      <style:text-properties fo:font-weight="bold" officeooo:rsid="002372c0" officeooo:paragraph-rsid="0026ccdf" style:font-weight-asian="bold" style:font-weight-complex="bold"/>
    </style:style>
    <style:style style:name="P6" style:family="paragraph" style:parent-style-name="Standard">
      <style:text-properties fo:font-weight="bold" officeooo:rsid="00283c43" officeooo:paragraph-rsid="00283c43" style:font-weight-asian="bold" style:font-weight-complex="bold"/>
    </style:style>
    <style:style style:name="P7" style:family="paragraph" style:parent-style-name="Standard">
      <style:text-properties fo:font-weight="bold" officeooo:rsid="002a4a3f" officeooo:paragraph-rsid="002a4a3f" style:font-weight-asian="bold" style:font-weight-complex="bold"/>
    </style:style>
    <style:style style:name="P8"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9"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0"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11" style:family="paragraph" style:parent-style-name="Standard">
      <style:text-properties fo:font-weight="normal" officeooo:rsid="001c60ec" officeooo:paragraph-rsid="0019df98" style:font-weight-asian="normal" style:font-weight-complex="normal"/>
    </style:style>
    <style:style style:name="P12" style:family="paragraph" style:parent-style-name="Standard">
      <style:text-properties fo:font-weight="normal" officeooo:rsid="001c858f" officeooo:paragraph-rsid="001c858f" style:font-weight-asian="normal" style:font-weight-complex="normal"/>
    </style:style>
    <style:style style:name="P13" style:family="paragraph" style:parent-style-name="Standard">
      <style:text-properties fo:font-weight="normal" officeooo:rsid="002080db" officeooo:paragraph-rsid="001c858f" style:font-weight-asian="normal" style:font-weight-complex="normal"/>
    </style:style>
    <style:style style:name="P14" style:family="paragraph" style:parent-style-name="Standard">
      <style:text-properties fo:font-weight="normal" officeooo:rsid="00213050" officeooo:paragraph-rsid="0020b706" style:font-weight-asian="normal" style:font-weight-complex="normal"/>
    </style:style>
    <style:style style:name="P15" style:family="paragraph" style:parent-style-name="Standard">
      <style:text-properties fo:font-weight="normal" officeooo:rsid="0021fb83" officeooo:paragraph-rsid="0020b706" style:font-weight-asian="normal" style:font-weight-complex="normal"/>
    </style:style>
    <style:style style:name="P16" style:family="paragraph" style:parent-style-name="Standard">
      <style:text-properties fo:font-weight="normal" officeooo:rsid="0022790e" officeooo:paragraph-rsid="0020b706" style:font-weight-asian="normal" style:font-weight-complex="normal"/>
    </style:style>
    <style:style style:name="P17" style:family="paragraph" style:parent-style-name="Standard">
      <style:text-properties fo:font-weight="normal" officeooo:rsid="002583a1" officeooo:paragraph-rsid="002372c0" style:font-weight-asian="normal" style:font-weight-complex="normal"/>
    </style:style>
    <style:style style:name="P18" style:family="paragraph" style:parent-style-name="Standard">
      <style:text-properties fo:font-weight="normal" officeooo:rsid="0026ccdf" officeooo:paragraph-rsid="002372c0" style:font-weight-asian="normal" style:font-weight-complex="normal"/>
    </style:style>
    <style:style style:name="P19" style:family="paragraph" style:parent-style-name="Standard">
      <style:text-properties fo:font-weight="normal" officeooo:rsid="0026ccdf" officeooo:paragraph-rsid="0026ccdf" style:font-weight-asian="normal" style:font-weight-complex="normal"/>
    </style:style>
    <style:style style:name="P20"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21"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22"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23"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24"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25"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26"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27"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28"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29"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30"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31"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32"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33"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34"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35"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36"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37"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38"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39"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40"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41"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42"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43"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44"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45"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46"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47"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48"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49"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50"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officeooo:rsid="001f0c4f"/>
    </style:style>
    <style:style style:name="T44" style:family="text">
      <style:text-properties fo:font-style="italic" fo:font-weight="normal" officeooo:rsid="0026ccdf" style:font-style-asian="italic" style:font-weight-asian="normal" style:font-style-complex="italic" style:font-weight-complex="normal"/>
    </style:style>
    <style:style style:name="T45" style:family="text">
      <style:text-properties fo:font-style="italic" fo:font-weight="normal" officeooo:rsid="004083f5" style:font-style-asian="italic" style:font-weight-asian="normal" style:font-style-complex="italic" style:font-weight-complex="normal"/>
    </style:style>
    <style:style style:name="T46" style:family="text">
      <style:text-properties fo:font-style="italic" fo:font-weight="normal" officeooo:rsid="00408470" style:font-style-asian="italic" style:font-weight-asian="normal" style:font-style-complex="italic" style:font-weight-complex="normal"/>
    </style:style>
    <style:style style:name="T47" style:family="text">
      <style:text-properties fo:font-style="italic" fo:font-weight="normal" officeooo:rsid="004256fa" style:font-style-asian="italic" style:font-weight-asian="normal" style:font-style-complex="italic" style:font-weight-complex="normal"/>
    </style:style>
    <style:style style:name="T48" style:family="text">
      <style:text-properties fo:font-style="italic" fo:font-weight="normal" officeooo:rsid="0046ca44" style:font-style-asian="italic" style:font-weight-asian="normal" style:font-style-complex="italic" style:font-weight-complex="normal"/>
    </style:style>
    <style:style style:name="T49" style:family="text">
      <style:text-properties fo:font-style="normal" style:font-style-asian="normal" style:font-style-complex="normal"/>
    </style:style>
    <style:style style:name="T50" style:family="text">
      <style:text-properties fo:font-style="normal" officeooo:rsid="002704f6" style:font-style-asian="normal" style:font-style-complex="normal"/>
    </style:style>
    <style:style style:name="T51" style:family="text">
      <style:text-properties fo:font-style="normal" officeooo:rsid="0029ffc2" style:font-style-asian="normal" style:font-style-complex="normal"/>
    </style:style>
    <style:style style:name="T52" style:family="text">
      <style:text-properties fo:font-style="normal" officeooo:rsid="00296323" style:font-style-asian="normal" style:font-style-complex="normal"/>
    </style:style>
    <style:style style:name="T53" style:family="text">
      <style:text-properties fo:font-style="normal" officeooo:rsid="002f86ce" style:font-style-asian="normal" style:font-style-complex="normal"/>
    </style:style>
    <style:style style:name="T54" style:family="text">
      <style:text-properties fo:font-style="normal" officeooo:rsid="0037c28e" style:font-style-asian="normal" style:font-style-complex="normal"/>
    </style:style>
    <style:style style:name="T55" style:family="text">
      <style:text-properties fo:font-style="normal" officeooo:rsid="003ae4e0" style:font-style-asian="normal" style:font-style-complex="normal"/>
    </style:style>
    <style:style style:name="T56" style:family="text">
      <style:text-properties fo:font-style="normal" officeooo:rsid="005ba842" style:font-style-asian="normal" style:font-style-complex="normal"/>
    </style:style>
    <style:style style:name="T57" style:family="text">
      <style:text-properties fo:font-style="normal" officeooo:rsid="005d1875" style:font-style-asian="normal" style:font-style-complex="normal"/>
    </style:style>
    <style:style style:name="T58" style:family="text">
      <style:text-properties fo:font-style="normal" officeooo:rsid="00615f85" style:font-style-asian="normal" style:font-style-complex="normal"/>
    </style:style>
    <style:style style:name="T59" style:family="text">
      <style:text-properties fo:font-style="normal" officeooo:rsid="006d948f" style:font-style-asian="normal" style:font-style-complex="normal"/>
    </style:style>
    <style:style style:name="T60" style:family="text">
      <style:text-properties fo:font-style="normal" officeooo:rsid="006e471b" style:font-style-asian="normal" style:font-style-complex="normal"/>
    </style:style>
    <style:style style:name="T61" style:family="text">
      <style:text-properties fo:font-style="normal" officeooo:rsid="006eb446"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6ccdf" style:font-style-asian="normal" style:font-weight-asian="normal" style:font-style-complex="normal" style:font-weight-complex="normal"/>
    </style:style>
    <style:style style:name="T64" style:family="text">
      <style:text-properties fo:font-style="normal" fo:font-weight="normal" officeooo:rsid="002704f6" style:font-style-asian="normal" style:font-weight-asian="normal" style:font-style-complex="normal" style:font-weight-complex="normal"/>
    </style:style>
    <style:style style:name="T65" style:family="text">
      <style:text-properties fo:font-style="normal" fo:font-weight="normal" officeooo:rsid="00296323" style:font-style-asian="normal" style:font-weight-asian="normal" style:font-style-complex="normal" style:font-weight-complex="normal"/>
    </style:style>
    <style:style style:name="T66" style:family="text">
      <style:text-properties fo:font-style="normal" fo:font-weight="normal" officeooo:rsid="002b3e91" style:font-style-asian="normal" style:font-weight-asian="normal" style:font-style-complex="normal" style:font-weight-complex="normal"/>
    </style:style>
    <style:style style:name="T67" style:family="text">
      <style:text-properties fo:font-style="normal" fo:font-weight="normal" officeooo:rsid="002c9053" style:font-style-asian="normal" style:font-weight-asian="normal" style:font-style-complex="normal" style:font-weight-complex="normal"/>
    </style:style>
    <style:style style:name="T68" style:family="text">
      <style:text-properties fo:font-style="normal" fo:font-weight="normal" officeooo:rsid="002d2440" style:font-style-asian="normal" style:font-weight-asian="normal" style:font-style-complex="normal" style:font-weight-complex="normal"/>
    </style:style>
    <style:style style:name="T69" style:family="text">
      <style:text-properties fo:font-style="normal" fo:font-weight="normal" officeooo:rsid="002f86ce" style:font-style-asian="normal" style:font-weight-asian="normal" style:font-style-complex="normal" style:font-weight-complex="normal"/>
    </style:style>
    <style:style style:name="T70" style:family="text">
      <style:text-properties fo:font-style="normal" fo:font-weight="normal" officeooo:rsid="003085e8" style:font-style-asian="normal" style:font-weight-asian="normal" style:font-style-complex="normal" style:font-weight-complex="normal"/>
    </style:style>
    <style:style style:name="T71" style:family="text">
      <style:text-properties fo:font-style="normal" fo:font-weight="normal" officeooo:rsid="00316443" style:font-style-asian="normal" style:font-weight-asian="normal" style:font-style-complex="normal" style:font-weight-complex="normal"/>
    </style:style>
    <style:style style:name="T72" style:family="text">
      <style:text-properties fo:font-style="normal" fo:font-weight="normal" officeooo:rsid="0031884b" style:font-style-asian="normal" style:font-weight-asian="normal" style:font-style-complex="normal" style:font-weight-complex="normal"/>
    </style:style>
    <style:style style:name="T73" style:family="text">
      <style:text-properties fo:font-style="normal" fo:font-weight="normal" officeooo:rsid="0032b35a" style:font-style-asian="normal" style:font-weight-asian="normal" style:font-style-complex="normal" style:font-weight-complex="normal"/>
    </style:style>
    <style:style style:name="T74" style:family="text">
      <style:text-properties fo:font-style="normal" fo:font-weight="normal" officeooo:rsid="0032d446" style:font-style-asian="normal" style:font-weight-asian="normal" style:font-style-complex="normal" style:font-weight-complex="normal"/>
    </style:style>
    <style:style style:name="T75" style:family="text">
      <style:text-properties fo:font-style="normal" fo:font-weight="normal" officeooo:rsid="0033b83e" style:font-style-asian="normal" style:font-weight-asian="normal" style:font-style-complex="normal" style:font-weight-complex="normal"/>
    </style:style>
    <style:style style:name="T76" style:family="text">
      <style:text-properties fo:font-style="normal" fo:font-weight="normal" officeooo:rsid="00352c94" style:font-style-asian="normal" style:font-weight-asian="normal" style:font-style-complex="normal" style:font-weight-complex="normal"/>
    </style:style>
    <style:style style:name="T77" style:family="text">
      <style:text-properties fo:font-style="normal" fo:font-weight="normal" officeooo:rsid="0036cf59" style:font-style-asian="normal" style:font-weight-asian="normal" style:font-style-complex="normal" style:font-weight-complex="normal"/>
    </style:style>
    <style:style style:name="T78" style:family="text">
      <style:text-properties fo:font-style="normal" fo:font-weight="normal" officeooo:rsid="00483be7" style:font-style-asian="normal" style:font-weight-asian="normal" style:font-style-complex="normal" style:font-weight-complex="normal"/>
    </style:style>
    <style:style style:name="T79" style:family="text">
      <style:text-properties fo:font-style="normal" fo:font-weight="normal" officeooo:rsid="004cf9b1" style:font-style-asian="normal" style:font-weight-asian="normal" style:font-style-complex="normal" style:font-weight-complex="normal"/>
    </style:style>
    <style:style style:name="T80" style:family="text">
      <style:text-properties fo:font-style="normal" fo:font-weight="normal" officeooo:rsid="0055b249" style:font-style-asian="normal" style:font-weight-asian="normal" style:font-style-complex="normal" style:font-weight-complex="normal"/>
    </style:style>
    <style:style style:name="T81" style:family="text">
      <style:text-properties fo:font-style="normal" fo:font-weight="normal" officeooo:rsid="0057ae16" style:font-style-asian="normal" style:font-weight-asian="normal" style:font-style-complex="normal" style:font-weight-complex="normal"/>
    </style:style>
    <style:style style:name="T82" style:family="text">
      <style:text-properties fo:font-style="normal" fo:font-weight="normal" officeooo:rsid="00593771" style:font-style-asian="normal" style:font-weight-asian="normal" style:font-style-complex="normal" style:font-weight-complex="normal"/>
    </style:style>
    <style:style style:name="T83" style:family="text">
      <style:text-properties fo:font-style="normal" fo:font-weight="normal" officeooo:rsid="005b1dea" style:font-style-asian="normal" style:font-weight-asian="normal" style:font-style-complex="normal" style:font-weight-complex="normal"/>
    </style:style>
    <style:style style:name="T84" style:family="text">
      <style:text-properties fo:font-style="normal" fo:font-weight="normal" officeooo:rsid="005ba842" style:font-style-asian="normal" style:font-weight-asian="normal" style:font-style-complex="normal" style:font-weight-complex="normal"/>
    </style:style>
    <style:style style:name="T85" style:family="text">
      <style:text-properties fo:font-style="normal" fo:font-weight="normal" officeooo:rsid="005cd01f" style:font-style-asian="normal" style:font-weight-asian="normal" style:font-style-complex="normal" style:font-weight-complex="normal"/>
    </style:style>
    <style:style style:name="T86" style:family="text">
      <style:text-properties fo:font-style="normal" fo:font-weight="normal" officeooo:rsid="005fad1b" style:font-style-asian="normal" style:font-weight-asian="normal" style:font-style-complex="normal" style:font-weight-complex="normal"/>
    </style:style>
    <style:style style:name="T87" style:family="text">
      <style:text-properties fo:font-style="normal" fo:font-weight="normal" officeooo:rsid="0060b7d7" style:font-style-asian="normal" style:font-weight-asian="normal" style:font-style-complex="normal" style:font-weight-complex="normal"/>
    </style:style>
    <style:style style:name="T88" style:family="text">
      <style:text-properties fo:font-style="normal" fo:font-weight="normal" officeooo:rsid="00615f85" style:font-style-asian="normal" style:font-weight-asian="normal" style:font-style-complex="normal" style:font-weight-complex="normal"/>
    </style:style>
    <style:style style:name="T89" style:family="text">
      <style:text-properties fo:font-style="normal" fo:font-weight="normal" officeooo:rsid="006333ab" style:font-style-asian="normal" style:font-weight-asian="normal" style:font-style-complex="normal" style:font-weight-complex="normal"/>
    </style:style>
    <style:style style:name="T90" style:family="text">
      <style:text-properties fo:font-style="normal" fo:font-weight="normal" officeooo:rsid="00648f84" style:font-style-asian="normal" style:font-weight-asian="normal" style:font-style-complex="normal" style:font-weight-complex="normal"/>
    </style:style>
    <style:style style:name="T91" style:family="text">
      <style:text-properties fo:font-style="normal" fo:font-weight="normal" officeooo:rsid="0064a43d" style:font-style-asian="normal" style:font-weight-asian="normal" style:font-style-complex="normal" style:font-weight-complex="normal"/>
    </style:style>
    <style:style style:name="T92" style:family="text">
      <style:text-properties fo:font-style="normal" fo:font-weight="normal" officeooo:rsid="0065985d" style:font-style-asian="normal" style:font-weight-asian="normal" style:font-style-complex="normal" style:font-weight-complex="normal"/>
    </style:style>
    <style:style style:name="T93" style:family="text">
      <style:text-properties fo:font-style="normal" fo:font-weight="normal" officeooo:rsid="006a441a" style:font-style-asian="normal" style:font-weight-asian="normal" style:font-style-complex="normal" style:font-weight-complex="normal"/>
    </style:style>
    <style:style style:name="T94" style:family="text">
      <style:text-properties fo:font-style="normal" fo:font-weight="normal" officeooo:rsid="006bbbcb" style:font-style-asian="normal" style:font-weight-asian="normal" style:font-style-complex="normal" style:font-weight-complex="normal"/>
    </style:style>
    <style:style style:name="T95" style:family="text">
      <style:text-properties fo:font-style="normal" fo:font-weight="normal" officeooo:rsid="006d6cab" style:font-style-asian="normal" style:font-weight-asian="normal" style:font-style-complex="normal" style:font-weight-complex="normal"/>
    </style:style>
    <style:style style:name="T96" style:family="text">
      <style:text-properties fo:font-style="normal" fo:font-weight="normal" officeooo:rsid="006d948f" style:font-style-asian="normal" style:font-weight-asian="normal" style:font-style-complex="normal" style:font-weight-complex="normal"/>
    </style:style>
    <style:style style:name="T97" style:family="text">
      <style:text-properties officeooo:rsid="00283c43"/>
    </style:style>
    <style:style style:name="T98" style:family="text">
      <style:text-properties officeooo:rsid="005381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chine Learning A-Z</text:p>
      <text:p text:style-name="P1"/>
      <text:p text:style-name="P1">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11"/>
      <text:p text:style-name="P2">Getting the Datasets for the Course:</text:p>
      <text:p text:style-name="P2"><text:tab/><text:span text:style-name="T1">This course is MASSIVE – over 35 hours of content. All of the datasets are on their separate pagtes.</text:span></text:p>
      <text:p text:style-name="P12"/>
      <text:p text:style-name="P2"><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12"/>
      <text:p text:style-name="P12"><text:tab/></text:p>
      <text:p text:style-name="P12"><text:tab/>You’ll see all of the datasets per-lesson available for download. We’re going to start with the ones under part1, the datapreprocessing datasets as well as the template-folder!</text:p>
      <text:p text:style-name="P12"><text:tab/><text:tab/>→ a nice way to store the datasets</text:p>
      <text:p text:style-name="P12"/>
      <text:p text:style-name="P2"><text:span text:style-name="T1"><text:tab/></text:span><text:span text:style-name="T4">We’ll download both of these and I’m going to extract them into the git working area I’ve made for them.</text:span></text:p>
      <text:p text:style-name="P2"><text:span text:style-name="T4"><text:tab/></text:span><text:span text:style-name="T5">As we go through the course we’ll populate the folders with their datasets.</text:span></text:p>
      <text:p text:style-name="P2"><text:span text:style-name="T5"><text:tab/></text:span><text:span text:style-name="T43">I’m going to manage my directories a little differently than he does.</text:span></text:p>
      <text:p text:style-name="P12"/>
      <text:p text:style-name="P2"><text:span text:style-name="T1"><text:tab/></text:span><text:span text:style-name="T6">We’re not taking all of the datasets at once in-case we need to update something, perhaps and also it keeps you from tripping up as you’ll keep getting the data step-by-step (sure)</text:span></text:p>
      <text:p text:style-name="P13"/>
      <text:p text:style-name="P13"/>
      <text:p text:style-name="P3">Data Preprocessing Dataset:</text:p>
      <text:p text:style-name="P3"><text:tab/><text:span text:style-name="T1">This dataset is a comparison of countries, ages, salaries, and purchased (yes/no). It’s a standard csv file (like most of the one’s we’re dealing with). To open and view it in libreoffice calc, use “system” instead of “unicode”</text:span></text:p>
      <text:p text:style-name="P3"><text:span text:style-name="T1"><text:tab/></text:span><text:span text:style-name="T7">This is a very small dataset. Only 10 rows it seems.</text:span></text:p>
      <text:p text:style-name="P14"/>
      <text:p text:style-name="P3"><text:span text:style-name="T7"><text:tab/></text:span><text:span text:style-name="T8">INDEPENDENT VARIABLES – the first three columns are the independent variables.</text:span></text:p>
      <text:p text:style-name="P15"><text:tab/>DEPENDENT VARIABLE – the last column. It DEPENDS on the independent variables.</text:p>
      <text:p text:style-name="P15"/>
      <text:p text:style-name="P3"><text:span text:style-name="T8"><text:tab/></text:span><text:span text:style-name="T9">Eventually, we will use independent variables to predict dependent variables. We cannot do it on this data the way it is currently.</text:span></text:p>
      <text:p text:style-name="P16"/>
      <text:p text:style-name="P16"/>
      <text:p text:style-name="P4">Importing the Libraries <text:span text:style-name="T97">(python)</text:span>:</text:p>
      <text:p text:style-name="P4"><text:tab/><text:span text:style-name="T10">This tutorial will be done in python and R. We’re going to start off with PYTHON. </text:span><text:span text:style-name="T11">Just a few inputs and the library will do the job for you (you know modules by now…)</text:span></text:p>
      <text:p text:style-name="P17"/>
      <text:p text:style-name="P4"><text:span text:style-name="T11"><text:tab/></text:span><text:span text:style-name="T12">First up numpy:</text:span></text:p>
      <text:p text:style-name="P4"><text:span text:style-name="T11"><text:tab/></text:span><text:span text:style-name="T44">import numpy as np</text:span></text:p>
      <text:p text:style-name="P20"/>
      <text:p text:style-name="P4"><text:soft-page-break/><text:span text:style-name="T44"><text:tab/></text:span><text:span text:style-name="T63">We’re going to be using numpy arrays here – it has mathematical tools that work much better than regular python lists/arrays.</text:span></text:p>
      <text:p text:style-name="P18"/>
      <text:p text:style-name="P19"><text:tab/>Next up matplotlib</text:p>
      <text:p text:style-name="P5"><text:span text:style-name="T12"><text:tab/></text:span><text:span text:style-name="T44">import matplotlib.pyplot as plt</text:span></text:p>
      <text:p text:style-name="P19"/>
      <text:p text:style-name="P19"><text:tab/>We’ll be using this to make useful charts to visualize our data (more-important than you think!)</text:p>
      <text:p text:style-name="P19"/>
      <text:p text:style-name="P19"><text:tab/>And finally pandas</text:p>
      <text:p text:style-name="P5"><text:span text:style-name="T12"><text:tab/></text:span><text:span text:style-name="T44">import pandas as pd</text:span></text:p>
      <text:p text:style-name="P21"/>
      <text:p text:style-name="P5"><text:span text:style-name="T44"><text:tab/></text:span><text:span text:style-name="T63">Pandas is used for importing and managing datasets (managing the csv files!)</text:span></text:p>
      <text:p text:style-name="P35"/>
      <text:p text:style-name="P5"><text:span text:style-name="T63"><text:tab/></text:span><text:span text:style-name="T64">Install these with pip as-needed</text:span></text:p>
      <text:p text:style-name="P36"/>
      <text:p text:style-name="P6"><text:span text:style-name="T50">I</text:span><text:span text:style-name="T49">mporting the Libraries </text:span><text:span text:style-name="T51">R: </text:span></text:p>
      <text:p text:style-name="P6"><text:span text:style-name="T49"><text:tab/></text:span><text:span text:style-name="T65">For R, you don’t need to import libraries, but you’re going to have to select the libraries by default. Later we will need them, and will be shown how to install them.</text:span></text:p>
      <text:p text:style-name="P37"/>
      <text:p text:style-name="P37"/>
      <text:p text:style-name="P7"><text:span text:style-name="T52">I</text:span><text:span text:style-name="T49">mporting the Datasets </text:span><text:span text:style-name="T55">in </text:span><text:span text:style-name="T54">Python</text:span><text:span text:style-name="T49">:</text:span></text:p>
      <text:p text:style-name="P7"><text:span text:style-name="T49"><text:tab/></text:span><text:span text:style-name="T66">I’ve installed Rstudio </text:span><text:span text:style-name="T67">and all of the python modules. Time to import the datasets. </text:span><text:span text:style-name="T68">Let’s make sure we’re in the working-directory for the data we want.</text:span></text:p>
      <text:p text:style-name="P38"/>
      <text:p text:style-name="P7"><text:span text:style-name="T68"><text:tab/></text:span><text:span text:style-name="T69">NOTE – tkinter broke on pandas install so I needed:</text:span></text:p>
      <text:p text:style-name="P7"><text:span text:style-name="T69"><text:tab/><text:tab/></text:span><text:span text:style-name="T53">sudo pacman -S tk</text:span></text:p>
      <text:p text:style-name="P39"/>
      <text:p text:style-name="P7"><text:span text:style-name="T69"><text:tab/></text:span><text:span text:style-name="T70">This runs fine. We’ve imported the dataset. </text:span><text:span text:style-name="T71">Note that </text:span><text:span text:style-name="T72">indexes</text:span><text:span text:style-name="T71"> start at 0 (in R they start at 1)</text:span></text:p>
      <text:p text:style-name="P7"><text:span text:style-name="T71"><text:tab/></text:span><text:span text:style-name="T73">We need to separate the FEATURES from the DEPENDENT VARIABLES </text:span><text:span text:style-name="T74">(X vs Y)</text:span></text:p>
      <text:p text:style-name="P40"/>
      <text:p text:style-name="P22"># importing the dataset</text:p>
      <text:p text:style-name="P22">dataset = pd.read_csv('Data.csv')</text:p>
      <text:p text:style-name="P22"/>
      <text:p text:style-name="P8"><text:span text:style-name="T13"><text:tab/></text:span><text:span text:style-name="T75">Great now we’re going to use the iloc() method of our dataset to get the values we want. Here, like most python arrays, colon (:) is the full length of the array and we can do math on it. So if we want ALL of the rows and ALL BUT THE LAST column we’d do:</text:span></text:p>
      <text:p text:style-name="P41"/>
      <text:p text:style-name="P8"><text:span text:style-name="T14"><text:s/>X = dataset.iloc</text:span><text:span text:style-name="T16">[</text:span><text:span text:style-name="T14">:, :-1].</text:span><text:span text:style-name="T15">values</text:span><text:span text:style-name="T14"> <text:s text:c="2"/># everything but last column</text:span></text:p>
      <text:p text:style-name="P23"/>
      <text:p text:style-name="P8"><text:span text:style-name="T14"><text:tab/></text:span><text:span text:style-name="T75">Which is exactly what I’m going to do.</text:span></text:p>
      <text:p text:style-name="P8"><text:span text:style-name="T75"><text:tab/></text:span><text:span text:style-name="T76">Works perfectly! Print it out to see something similar to what we had opening the csv.</text:span></text:p>
      <text:p text:style-name="P42"/>
      <text:p text:style-name="P24">y = dataset.iloc[:, 3]</text:p>
      <text:p text:style-name="P24"/>
      <text:p text:style-name="P8"><text:span text:style-name="T17"><text:tab/></text:span><text:span text:style-name="T77">All of the rows, just the last column. Note that we use a lowercase y as there’s only one column!</text:span></text:p>
      <text:p text:style-name="P43"/>
      <text:p text:style-name="P9"><text:span text:style-name="T77"><text:tab/></text:span><text:span text:style-name="T62">Here’s what the code looks like when we’re done:</text:span></text:p>
      <text:p text:style-name="P44"><draw:frame draw:style-name="fr1" draw:name="Image1" text:anchor-type="paragraph" svg:width="5.2335in" svg:height="2.1173in" draw:z-index="0"><draw:image xlink:href="Pictures/1000000000000260000000F648D0B26164F7063C.png" xlink:type="simple" xlink:show="embed" xlink:actuate="onLoad" loext: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45"><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45"><text:span text:style-name="T20"/></text:p>
      <text:p text:style-name="P45"><text:span text:style-name="T20"><text:tab/></text:span><text:span text:style-name="T45">Dataset = read.csv(‘Data.csv’)</text:span></text:p>
      <text:p text:style-name="P45"><text:span text:style-name="T45"/></text:p>
      <text:p text:style-name="P45"><text:span text:style-name="T45"><text:tab/></text:span><text:span text:style-name="T20">And that’s it! That’s all we need to do. Execute the code and view the dataset.</text:span></text:p>
      <text:p text:style-name="P45"><text:span text:style-name="T20"/></text:p>
      <text:p text:style-name="P45"><text:span text:style-name="T20"><text:tab/></text:span><text:span text:style-name="T46">View(dataset)</text:span></text:p>
      <text:p text:style-name="P45"><text:span text:style-name="T46"/></text:p>
      <text:p text:style-name="P45"><text:span text:style-name="T46"><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45"><text:span text:style-name="T22"/></text:p>
      <text:p text:style-name="P45"><text:span text:style-name="T22"><text:tab/></text:span><text:span text:style-name="T23">How to use this dataset object will make sense as we move forward.</text:span></text:p>
      <text:p text:style-name="P45"><text:span text:style-name="T23"/></text:p>
      <text:p text:style-name="P46"><text:span text:style-name="T23"><text:tab/></text:span><text:span text:style-name="T24">By the way, if you write and save an R-script you execute it with:</text:span></text:p>
      <text:p text:style-name="P46"><text:span text:style-name="T24"/></text:p>
      <text:p text:style-name="P46"><text:span text:style-name="T24"><text:tab/></text:span><text:span text:style-name="T47">Rscript <text:s/>myScript.R</text:span></text:p>
      <text:p text:style-name="P46"><text:span text:style-name="T47"/></text:p>
      <text:p text:style-name="P46"><text:span text:style-name="T24"/></text:p>
      <text:p text:style-name="P47">Handling “Missing” Data <text:span text:style-name="T98">in Python</text:span>:</text:p>
      <text:p text:style-name="P47"><text:tab/><text:span text:style-name="T1">This happens quite a lot in real life so it’s important that we know the trick to handle this when it happens.</text:span></text:p>
      <text:p text:style-name="P47"><text:span text:style-name="T1"><text:tab/></text:span><text:span text:style-name="T25">We can see that there’s two bits of missing data:</text:span></text:p>
      <text:p text:style-name="P47"><text:span text:style-name="T25"><text:tab/><text:tab/>Spain has no age data</text:span></text:p>
      <text:p text:style-name="P47"><text:span text:style-name="T25"><text:tab/><text:tab/>Germany has no salary datasets</text:span></text:p>
      <text:p text:style-name="P47"><text:span text:style-name="T25"><text:tab/>We could remove the line, but then we weaken our dataset. So how do we do this?</text:span></text:p>
      <text:p text:style-name="P47"><text:span text:style-name="T25"><text:tab/>WE REPLACE IT WITH THE MEAN OF ALL THE VALUES IN ITS COLUMN.</text:span></text:p>
      <text:p text:style-name="P47"><text:span text:style-name="T25"/></text:p>
      <text:p text:style-name="P47"><text:soft-page-break/><text:span text:style-name="T25"><text:tab/>Why? Because this won’t harm whatever machine learning is done. Something that strays zero from the mean will have no impact on any machine learning about to happen.</text:span></text:p>
      <text:p text:style-name="P47"><text:span text:style-name="T25"><text:tab/></text:span><text:span text:style-name="T26">There are fast ways to do this in both Python and in R. </text:span></text:p>
      <text:p text:style-name="P47"><text:span text:style-name="T26"/></text:p>
      <text:p text:style-name="P47"><text:span text:style-name="T26"><text:tab/></text:span><text:span text:style-name="T27">The library we’re going to use is scitkit-learn’s preprocessing library!</text:span></text:p>
      <text:p text:style-name="P47"><text:span text:style-name="T27"/></text:p>
      <text:p text:style-name="P47"><text:span text:style-name="T27"><text:tab/>f</text:span><text:span text:style-name="T48">rom sklearn.preprocessing import Imputer</text:span></text:p>
      <text:p text:style-name="P47"><text:span text:style-name="T48"/></text:p>
      <text:p text:style-name="P47"><text:span text:style-name="T48"><text:tab/></text:span><text:span text:style-name="T27">sklearn = scikit-learn. Amazing libraries for machine-learniyng models. We’re importing the Imputer class which will let us take care of that missing data!</text:span></text:p>
      <text:p text:style-name="P47"><text:span text:style-name="T27"/></text:p>
      <text:p text:style-name="P27"><text:span text:style-name="T27">from sklearn.preprocessing import Imputer</text:span></text:p>
      <text:p text:style-name="P27"><text:span text:style-name="T27">imputer = Imputer</text:span><text:span text:style-name="T1">(missing_values=’NaN’, </text:span><text:span text:style-name="T28">strategy = ‘mean’, </text:span><text:span text:style-name="T31">axis=0</text:span><text:span text:style-name="T1">)</text:span></text:p>
      <text:p text:style-name="P27"><text:span text:style-name="T1"/></text:p>
      <text:p text:style-name="P27"><text:span text:style-name="T1"><text:tab/></text:span><text:span text:style-name="T62">Why NaN as a string? Because if we look at our X we can see that missing values show up as ‘NaN’ strings! </text:span><text:span text:style-name="T78">You might one day use ‘’ or None.</text:span></text:p>
      <text:p text:style-name="P48"><text:span text:style-name="T27"><text:tab/></text:span><text:span text:style-name="T29">We’ll be using the mean strategy as decided above, so we’ll set strategy=’mean’</text:span></text:p>
      <text:p text:style-name="P48"><text:span text:style-name="T29"><text:tab/>Axis = 0 </text:span><text:span text:style-name="T30">set as default</text:span></text:p>
      <text:p text:style-name="P48"><text:span text:style-name="T30"/></text:p>
      <text:p text:style-name="P48"><text:span text:style-name="T30"><text:tab/></text:span><text:span text:style-name="T32">Now let’s use the imputer on our Independent Variables!</text:span></text:p>
      <text:p text:style-name="P48"><text:span text:style-name="T32"/></text:p>
      <text:p text:style-name="P28"><text:span text:style-name="T34">imputer = </text:span><text:span text:style-name="T32">imputer.fit(X[:, 1:3]) </text:span></text:p>
      <text:p text:style-name="P28"><text:span text:style-name="T32"># use all rows and columns 1 and 2 (1:3 because upper-limit is excluded)</text:span></text:p>
      <text:p text:style-name="P28"><text:span text:style-name="T32"/></text:p>
      <text:p text:style-name="P28"><text:span text:style-name="T32"><text:tab/></text:span><text:span text:style-name="T79">And let’s replace the missing data with the data from our imputer</text:span></text:p>
      <text:p text:style-name="P28"><text:span text:style-name="T79"/></text:p>
      <text:p text:style-name="P29"><text:span text:style-name="T33">X</text:span><text:span text:style-name="T1">[:, 1:3] = imputer.transform</text:span></text:p>
      <text:p text:style-name="P29"><text:span text:style-name="T1">print(X)</text:span></text:p>
      <text:p text:style-name="P29"><text:span text:style-name="T1"/></text:p>
      <text:p text:style-name="P49"><text:span text:style-name="T1"><text:tab/>And voila. We’ve got it – it looks like our Independent Variables for the missing columns were set to the mean of the data! Looks like it’s the right value (you can check on your own, this is a small dataset)</text:span></text:p>
      <text:p text:style-name="P49"><text:span text:style-name="T1"/></text:p>
      <text:p text:style-name="P49"><draw:frame draw:style-name="fr3" draw:name="Image3" text:anchor-type="paragraph" svg:width="6.1244in" svg:height="0.7209in" draw:z-index="2"><draw:image xlink:href="Pictures/10000201000003160000005DF4A880174948BC16.png" xlink:type="simple" xlink:show="embed" xlink:actuate="onLoad" loext:mime-type="image/png"/></draw:frame><text:span text:style-name="T1"/></text:p>
      <text:p text:style-name="P49"><text:span text:style-name="T1"><text:tab/></text:span><text:span text:style-name="T35">Not bad at all – just like that our missing data has been filled. </text:span></text:p>
      <text:p text:style-name="P49"><text:span text:style-name="T35"><text:tab/></text:span><text:span text:style-name="T36">You can look at the other strategies (median and mode!)</text:span></text:p>
      <text:p text:style-name="P49"><text:span text:style-name="T36"/></text:p>
      <text:p text:style-name="P50">Handling Missing Data in R:</text:p>
      <text:p text:style-name="P50"><text:tab/><text:span text:style-name="T37">This is going to be very similar only we’re going to have to handle the two datasets separately. </text:span></text:p>
      <text:p text:style-name="P50"><text:span text:style-name="T37"/></text:p>
      <text:p text:style-name="P50"><text:span text:style-name="T37"><text:tab/></text:span><text:span text:style-name="T38">To access columns we give it $HEADER like:</text:span></text:p>
      <text:p text:style-name="P50"><text:span text:style-name="T38"/></text:p>
      <text:p text:style-name="P30"><text:span text:style-name="T38">&gt; dataset$Age</text:span></text:p>
      <text:p text:style-name="P30"><text:span text:style-name="T38"><text:s/>[1] 44 27 30 38 40 35 NA 48 50 37</text:span></text:p>
      <text:p text:style-name="P30"><text:span text:style-name="T38"/></text:p>
      <text:p text:style-name="P30"><text:soft-page-break/><text:span text:style-name="T38"><text:tab/></text:span><text:span text:style-name="T80">We’re going to use an ifelse() in R (if else!) This gets tricky as it’s going to be more exposure to R syntax than any preprocessing. Thankfully for us, mean() is a built-in function.</text:span></text:p>
      <text:p text:style-name="P30"><text:span text:style-name="T80"/></text:p>
      <text:p text:style-name="P30"><text:span text:style-name="T39">&gt; dataset$Age = ifelse(is.na(dataset$Age),</text:span></text:p>
      <text:p text:style-name="P30"><text:span text:style-name="T39">+ <text:s text:c="21"/>ave(dataset$Age, FUN = function(x) mean(x, na.rm = TRUE)),</text:span></text:p>
      <text:p text:style-name="P30"><text:span text:style-name="T39">+ <text:s text:c="21"/>dataset$Age)</text:span></text:p>
      <text:p text:style-name="P30"><text:span text:style-name="T39"/></text:p>
      <text:p text:style-name="P30"><text:span text:style-name="T39"><text:tab/></text:span><text:span text:style-name="T81">Okay….. let’s break down what happened.</text:span></text:p>
      <text:p text:style-name="P30"><text:span text:style-name="T81"/></text:p>
      <text:p text:style-name="P30"><text:span text:style-name="T81"><text:tab/>LINE1:</text:span></text:p>
      <text:p text:style-name="P30"><text:span text:style-name="T81"><text:tab/><text:tab/>“if dataset$Age (the cell for data for age) is blank</text:span></text:p>
      <text:p text:style-name="P30"><text:span text:style-name="T81"><text:tab/>LIN</text:span><text:span text:style-name="T82">E</text:span><text:span text:style-name="T81">2:</text:span></text:p>
      <text:p text:style-name="P30"><text:span text:style-name="T81"><text:tab/><text:tab/>THEN </text:span><text:span text:style-name="T82">dataset$age becomes the average of all the dataset$age</text:span></text:p>
      <text:p text:style-name="P30"><text:span text:style-name="T82"><text:tab/>LINE3:</text:span></text:p>
      <text:p text:style-name="P30"><text:span text:style-name="T82"><text:tab/><text:tab/>ELSE just leave it as it is</text:span></text:p>
      <text:p text:style-name="P30"><text:span text:style-name="T82"/></text:p>
      <text:p text:style-name="P30"><text:span text:style-name="T82"><text:tab/></text:span><text:span text:style-name="T83">You’d do the same with dataset$Salary </text:span></text:p>
      <text:p text:style-name="P30"><text:span text:style-name="T83"/></text:p>
      <text:p text:style-name="P30"><text:span text:style-name="T83"><text:tab/></text:span><text:span text:style-name="T84">Huh…. R is going to be a bit tougher than I thought.</text:span></text:p>
      <text:p text:style-name="P30"><text:span text:style-name="T84"/></text:p>
      <text:p text:style-name="P30"><text:span text:style-name="T84"/></text:p>
      <text:p text:style-name="P31"><text:span text:style-name="T56">C</text:span><text:span text:style-name="T49">ategorical Data </text:span><text:span text:style-name="T57">Python</text:span><text:span text:style-name="T49">:</text:span></text:p>
      <text:p text:style-name="P31"><text:span text:style-name="T49"><text:tab/></text:span><text:span text:style-name="T62">We’re going to learn how to ENCODE CATEGORICAL DATA</text:span></text:p>
      <text:p text:style-name="P31"><text:span text:style-name="T62"/></text:p>
      <text:p text:style-name="P31"><text:span text:style-name="T62"><text:tab/></text:span><text:span text:style-name="T85">Take a look at our dataset. We have two categorical variables:</text:span></text:p>
      <text:p text:style-name="P31"><text:span text:style-name="T85"><text:tab/><text:tab/>Country <text:s text:c="2"/>(france, spain, germany)</text:span></text:p>
      <text:p text:style-name="P31"><text:span text:style-name="T85"><text:tab/><text:tab/>Purchased <text:s/>(yes, no)</text:span></text:p>
      <text:p text:style-name="P31"><text:span text:style-name="T85"/></text:p>
      <text:p text:style-name="P31"><text:span text:style-name="T85"><text:tab/>Machine learning models are MATH equations… it doesn’t really make sense to throw string-values at them, right? </text:span></text:p>
      <text:p text:style-name="P31"><text:span text:style-name="T85"><text:tab/>We need to ENCODE the categorical variables.</text:span></text:p>
      <text:p text:style-name="P31"><text:span text:style-name="T85"/></text:p>
      <text:p text:style-name="P31"><text:span text:style-name="T40"># encode categorical data (strings)</text:span></text:p>
      <text:p text:style-name="P31"><text:span text:style-name="T40">from sklearn.preprocessing import LabelEncoder</text:span></text:p>
      <text:p text:style-name="P31"><text:span text:style-name="T40">labelencoder_X = LabelEncoder()</text:span></text:p>
      <text:p text:style-name="P31"><text:span text:style-name="T40">X[:, 0] = labelencoder_X.fit_transform(X[:, 0]) # all rows, column 0</text:span></text:p>
      <text:p text:style-name="P31"><text:span text:style-name="T40">print(X)</text:span></text:p>
      <text:p text:style-name="P31"><text:span text:style-name="T40"/></text:p>
      <text:p text:style-name="P31"><text:span text:style-name="T40"><text:tab/></text:span><text:span text:style-name="T86">This is really simple so far. </text:span><text:span text:style-name="T87">Printing X now shows us that 0, 1, 2 have replaced the country categories. </text:span></text:p>
      <text:p text:style-name="P31"><text:span text:style-name="T87"/></text:p>
      <text:p text:style-name="P31"><text:span text:style-name="T87"><text:tab/>BUT THERE IS A BIG PROBLEM. There are three categories. France is not two-greater than Germany, that’s nonsense and silly to say. </text:span><text:span text:style-name="T88">This would work for small, medium large, but we’re going to have to solve this for countries with DUMMY ENCODING</text:span></text:p>
      <text:p text:style-name="P31"><text:span text:style-name="T88"/></text:p>
      <text:p text:style-name="P32"><text:span text:style-name="T58">D</text:span><text:span text:style-name="T49">ummy Encoding:</text:span></text:p>
      <text:p text:style-name="P32"><text:span text:style-name="T49"><text:tab/></text:span><text:span text:style-name="T89">We’re going to ADD three columns as 0,1 booleans!</text:span></text:p>
      <text:p text:style-name="P32"><text:span text:style-name="T89"><text:tab/></text:span><text:span text:style-name="T90">For example, one column will simply be is_france. If it’s 0, it’s not france. If it’s 1, it is france. Every row gets this column no matter what! Get it? Just adding a boolean variable.</text:span></text:p>
      <text:p text:style-name="P32"><text:soft-page-break/><text:span text:style-name="T90"/></text:p>
      <text:p text:style-name="P32"><text:span text:style-name="T90"><text:tab/></text:span><text:span text:style-name="T91">So here’s what we end up with:</text:span></text:p>
      <text:p text:style-name="P32"><text:span text:style-name="T91"/></text:p>
      <text:p text:style-name="P32"><text:span text:style-name="T41"># encode categorical data (strings)</text:span></text:p>
      <text:p text:style-name="P32"><text:span text:style-name="T41">from sklearn.preprocessing import LabelEncoder, OneHotEncoder</text:span></text:p>
      <text:p text:style-name="P32"><text:span text:style-name="T41">labelencoder_X = LabelEncoder()</text:span></text:p>
      <text:p text:style-name="P32"><text:span text:style-name="T41">X[:, 0] = labelencoder_X.fit_transform(X[:, 0]) # all rows, column 0</text:span></text:p>
      <text:p text:style-name="P32"><text:span text:style-name="T41">onehotencoder = OneHotEncoder(categorical_features = [0])</text:span></text:p>
      <text:p text:style-name="P32"><text:span text:style-name="T41">X = onehotencoder.fit_transform(X).toarray()</text:span></text:p>
      <text:p text:style-name="P32"><text:span text:style-name="T41">print(X)</text:span></text:p>
      <text:p text:style-name="P32"><text:span text:style-name="T41"/></text:p>
      <text:p text:style-name="P32"><text:span text:style-name="T41"><text:tab/></text:span><text:span text:style-name="T91">And it works! </text:span><text:span text:style-name="T92">I have three extra columns for each country with a 0,1 boolean value!</text:span></text:p>
      <text:p text:style-name="P32"><text:span text:style-name="T92"/></text:p>
      <text:p text:style-name="P32"><text:span text:style-name="T92"><text:tab/></text:span><text:span text:style-name="T93">This has to be performed AFTER a labelencoder is used – </text:span><text:span text:style-name="T94">it cannot (in the current version) be used on string data, however the deprecation notes suggest that this feature is coming soon.</text:span></text:p>
      <text:p text:style-name="P32"><text:span text:style-name="T94"/></text:p>
      <text:p text:style-name="P32"><text:span text:style-name="T94"><text:tab/></text:span><text:span text:style-name="T95">Now for the purchased column we’re going to need to change that as well, however it’s only 0,1 and you could say that the range in-between counts as how close something is to being “Yes” (1) so let’s label-encode our dependent variable as well!</text:span></text:p>
      <text:p text:style-name="P32"><text:span text:style-name="T95"/></text:p>
      <text:p text:style-name="P32"><text:span text:style-name="T42">labelencoder_Y = LabelEncoder()</text:span></text:p>
      <text:p text:style-name="P32"><text:span text:style-name="T42">y = labelencoder_Y.fit_transform(y)</text:span></text:p>
      <text:p text:style-name="P32"><text:span text:style-name="T42">print(y)</text:span></text:p>
      <text:p text:style-name="P32"><text:span text:style-name="T42"/></text:p>
      <text:p text:style-name="P32"><text:span text:style-name="T42"><text:tab/></text:span><text:span text:style-name="T96">Perfect! Now we’ve encoded dummy-variables for independent variables and simple label encoding for our dependent variables! Our X and Y are ready to go!</text:span></text:p>
      <text:p text:style-name="P32"><text:span text:style-name="T96"/></text:p>
      <text:p text:style-name="P32"><text:span text:style-name="T96"/></text:p>
      <text:p text:style-name="P33"><text:span text:style-name="T59">D</text:span><text:span text:style-name="T49">ata Encoding in R:</text:span></text:p>
      <text:p text:style-name="P33"><text:span text:style-name="T49"/></text:p>
      <text:p text:style-name="P25"><text:tab/>&gt; dataset$Country = factor(dataset$Country,</text:p>
      <text:p text:style-name="P25">+ <text:s text:c="25"/>levels = c('France', 'Spain', 'Germany'),</text:p>
      <text:p text:style-name="P25">+ <text:s text:c="25"/>labels = c(1,2,3))</text:p>
      <text:p text:style-name="P25"/>
      <text:p text:style-name="P25"><text:tab/><text:span text:style-name="T60">Simple enough – this one is a little easier to understand. We map countries to integers (levels to labels)</text:span></text:p>
      <text:p text:style-name="P25"><text:span text:style-name="T60"><text:tab/></text:span><text:span text:style-name="T61">Now let’s do it for our depdenent variable (purchased)</text:span></text:p>
      <text:p text:style-name="P25"><text:span text:style-name="T61"/></text:p>
      <text:p text:style-name="P26">&gt; dataset$Purchased = factor(dataset$Purchased,</text:p>
      <text:p text:style-name="P26">+ <text:s text:c="27"/>levels = c('Yes', 'No'),</text:p>
      <text:p text:style-name="P26">+ <text:s text:c="27"/>labels = c(1,0))</text:p>
      <text:p text:style-name="P26"/>
      <text:p text:style-name="P26"><text:tab/><text:span text:style-name="T49">And finally view the dataset with print() or View() on dataset and you can see that it perfectly matches what we’d done in python. Nice.</text:span></text:p>
      <text:p text:style-name="P26"><text:span text:style-name="T49"/></text:p>
      <text:p text:style-name="P34"><text:span text:style-name="T49">UPDATE NOTE:</text:span></text:p>
      <text:p text:style-name="P34"><text:span text:style-name="T49"><text:tab/></text:span><text:span text:style-name="T62">For the sake of the tutorials, a module was deprecated.</text:span></text:p>
      <text:p text:style-name="P34"><text:span text:style-name="T62"/></text:p>
      <text:p text:style-name="P34"><text:span text:style-name="T62"><text:tab/>Replace:</text:span></text:p>
      <text:p text:style-name="P10"><text:soft-page-break/><text:span text:style-name="Source_20_Text"><text:span text:style-name="T62">from sklearn.cross_validation import train_test_split</text:span></text:span><text:span text:style-name="T62"> </text:span></text:p>
      <text:p text:style-name="Text_20_body">by</text:p>
      <text:p text:style-name="Text_20_body"><text:span text:style-name="Source_20_Text">from sklearn.model_selection import train_test_split</text:span> </text:p>
      <text:p text:style-name="P34"><text:span text:style-name="T62"/></text:p>
      <text:p text:style-name="P34"><text:span text:style-name="T62"><text:tab/>Going forward. Got it?</text:span></text:p>
      <text:p text:style-name="P34"><text:span text:style-name="T62"/></text:p>
      <text:p text:style-name="P34"><text:span text:style-name="T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09T18:29:54.068118038</dc:date>
    <meta:editing-duration>PT7H2M47S</meta:editing-duration>
    <meta:editing-cycles>99</meta:editing-cycles>
    <meta:generator>LibreOffice/6.1.4.2$MacOSX_X86_64 LibreOffice_project/9d0f32d1f0b509096fd65e0d4bec26ddd1938fd3</meta:generator>
    <meta:document-statistic meta:table-count="0" meta:image-count="3" meta:object-count="0" meta:page-count="7" meta:paragraph-count="152" meta:word-count="1707" meta:character-count="10221" meta:non-whitespace-character-count="8381"/>
  </office:meta>
</office:document-meta>
</file>